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0ead" officeooo:paragraph-rsid="000b0ead"/>
    </style:style>
    <style:style style:name="P2" style:family="paragraph" style:parent-style-name="Standard">
      <style:text-properties style:text-underline-style="none" officeooo:rsid="000b0ead" officeooo:paragraph-rsid="000b0ea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2pt" style:text-underline-style="solid" style:text-underline-width="auto" style:text-underline-color="font-color" style:font-size-asian="182pt" style:font-size-complex="182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7"/><text:span text:style-name="T1"><text:s/></text:span><text:span text:style-name="T3">EASY PROGRAM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1.Array of <text:s/>three fruits</text:p>
      <text:p text:style-name="P2">import java.util.ArrayList;</text:p>
      <text:p text:style-name="P2">public class Main</text:p>
      <text:p text:style-name="P2">{</text:p>
      <text:p text:style-name="P2"><text:s text:c="4"/>public static void main(String[] args) {</text:p>
      <text:p text:style-name="P2"><text:s text:c="8"/>ArrayList&lt;String&gt; fruits = new ArrayList&lt;&gt;();</text:p>
      <text:p text:style-name="P2"><text:s text:c="8"/>fruits.add("Apple");</text:p>
      <text:p text:style-name="P2"><text:s text:c="8"/>fruits.add("Banana");</text:p>
      <text:p text:style-name="P2"><text:s text:c="8"/>fruits.add("Orange");</text:p>
      <text:p text:style-name="P2"><text:s text:c="8"/>System.out.println("Fruits: " + fruits);</text:p>
      <text:p text:style-name="P2"><text:s text:c="4"/>}</text:p>
      <text:p text:style-name="P2">}</text:p>
      <text:p text:style-name="P2"/>
      <text:p text:style-name="P2">2.composite number</text:p>
      <text:p text:style-name="P2">public class CompositeNumbersCounter {</text:p>
      <text:p text:style-name="P2"><text:s text:c="4"/>public static void main(String[] args) {</text:p>
      <text:p text:style-name="P2"><text:s text:c="8"/>int[] elements = {16, 18, 27, 16, 23, 21, 19};</text:p>
      <text:p text:style-name="P2"><text:s text:c="8"/>int count = 0;</text:p>
      <text:p text:style-name="P2"/>
      <text:p text:style-name="P2"><text:s text:c="8"/>for (int num : elements) {</text:p>
      <text:p text:style-name="P2"><text:s text:c="12"/>if (isComposite(num)) {</text:p>
      <text:p text:style-name="P2"><text:s text:c="16"/>count++;</text:p>
      <text:p text:style-name="P2"><text:s text:c="12"/>}</text:p>
      <text:p text:style-name="P2"><text:s text:c="8"/>}</text:p>
      <text:p text:style-name="P2"/>
      <text:p text:style-name="P2"><text:s text:c="8"/>System.out.println("Number of Composite Numbers = " + count);</text:p>
      <text:p text:style-name="P2"><text:s text:c="4"/>}</text:p>
      <text:p text:style-name="P2"/>
      <text:p text:style-name="P2"><text:s text:c="4"/>public static boolean isComposite(int num) {</text:p>
      <text:p text:style-name="P2"><text:s text:c="8"/>if (num &lt; 2) {</text:p>
      <text:p text:style-name="P2"><text:s text:c="12"/>return false;</text:p>
      <text:p text:style-name="P2"><text:s text:c="8"/>}</text:p>
      <text:p text:style-name="P2"><text:s text:c="8"/>for (int i = 2; i &lt;= num / 2; i++) {</text:p>
      <text:p text:style-name="P2"><text:s text:c="12"/>if (num % i == 0) {</text:p>
      <text:p text:style-name="P2"><text:s text:c="16"/>return true;</text:p>
      <text:p text:style-name="P2"><text:s text:c="12"/>}</text:p>
      <text:p text:style-name="P2"><text:s text:c="8"/>}</text:p>
      <text:p text:style-name="P2"><text:s text:c="8"/>return false;</text:p>
      <text:p text:style-name="P2"><text:s text:c="4"/>}</text:p>
      <text:p text:style-name="P2">}</text:p>
      <text:p text:style-name="P2">3.Fibonacci series</text:p>
      <text:p text:style-name="P2">public class FibonacciSeries {</text:p>
      <text:p text:style-name="P2"><text:s text:c="4"/>public static void main(String[] args) {</text:p>
      <text:p text:style-name="P2"><text:s text:c="8"/>int n = 6, firstTerm = 0, secondTerm = 1;</text:p>
      <text:p text:style-name="P2"/>
      <text:p text:style-name="P2"><text:s text:c="8"/>System.out.print("Fibonacci Series up to " + n + " terms: ");</text:p>
      <text:p text:style-name="P2"><text:s text:c="8"/>for (int i = 1; i &lt;= n; ++i) {</text:p>
      <text:p text:style-name="P2"><text:soft-page-break/><text:s text:c="12"/>System.out.print(firstTerm + " ");</text:p>
      <text:p text:style-name="P2"><text:s text:c="12"/>int nextTerm = firstTerm + secondTerm;</text:p>
      <text:p text:style-name="P2"><text:s text:c="12"/>firstTerm = secondTerm;</text:p>
      <text:p text:style-name="P2"><text:s text:c="12"/>secondTerm = nextTerm;</text:p>
      <text:p text:style-name="P2"><text:s text:c="8"/>}</text:p>
      <text:p text:style-name="P2"><text:s text:c="4"/>}</text:p>
      <text:p text:style-name="P2">}</text:p>
      <text:p text:style-name="P2">4.Inverted pyramid</text:p>
      <text:p text:style-name="P2">public class InvertedPyramidPattern {</text:p>
      <text:p text:style-name="P2"><text:s text:c="4"/>public static void main(String[] args) {</text:p>
      <text:p text:style-name="P2"><text:s text:c="8"/>int rows = 3;</text:p>
      <text:p text:style-name="P2"><text:s text:c="8"/>for (int i = 0; i &lt; rows; i++) {</text:p>
      <text:p text:style-name="P2"><text:s text:c="12"/>for (int j = 0; j &lt; i; j++) {</text:p>
      <text:p text:style-name="P2"><text:s text:c="16"/>System.out.print(" ");</text:p>
      <text:p text:style-name="P2"><text:s text:c="12"/>}</text:p>
      <text:p text:style-name="P2"><text:s text:c="12"/>for (int k = 0; k &lt; 2 * (rows - i) - 1; k++) {</text:p>
      <text:p text:style-name="P2"><text:s text:c="16"/>System.out.print("*");</text:p>
      <text:p text:style-name="P2"><text:s text:c="12"/>}</text:p>
      <text:p text:style-name="P2"><text:s text:c="12"/>System.out.println();</text:p>
      <text:p text:style-name="P2"><text:s text:c="8"/>}</text:p>
      <text:p text:style-name="P2"><text:s text:c="4"/>}</text:p>
      <text:p text:style-name="P2">}</text:p>
      <text:p text:style-name="P2">5.Inverted right angled</text:p>
      <text:p text:style-name="P2">public class main {</text:p>
      <text:p text:style-name="P2"><text:s text:c="4"/>public static void main(String[] args) {</text:p>
      <text:p text:style-name="P2"><text:s text:c="8"/>int rows = 5;</text:p>
      <text:p text:style-name="P2"/>
      <text:p text:style-name="P2"><text:s text:c="8"/>for (int i = rows; i &gt;= 1; --i) {</text:p>
      <text:p text:style-name="P2"><text:s text:c="12"/>for (int j = 1; j &lt;= i; ++j) {</text:p>
      <text:p text:style-name="P2"><text:s text:c="16"/>System.out.print("* ");</text:p>
      <text:p text:style-name="P2"><text:s text:c="12"/>}</text:p>
      <text:p text:style-name="P2"><text:s text:c="12"/>System.out.println();</text:p>
      <text:p text:style-name="P2"><text:s text:c="8"/>}</text:p>
      <text:p text:style-name="P2"><text:s text:c="4"/>}</text:p>
      <text:p text:style-name="P2">}</text:p>
      <text:p text:style-name="P2">6.Lcm and Gcd</text:p>
      <text:p text:style-name="P2">public class main</text:p>
      <text:p text:style-name="P2">{</text:p>
      <text:p text:style-name="P2"><text:s text:c="2"/>public static void main(String[] args) {</text:p>
      <text:p text:style-name="P2"><text:s text:c="6"/>int n1 =12,n2=18;</text:p>
      <text:p text:style-name="P2"><text:s text:c="6"/>int lcm=1;</text:p>
      <text:p text:style-name="P2"><text:s text:c="6"/>int gcd=1;</text:p>
      <text:p text:style-name="P2"><text:s text:c="6"/>for(int i=1;i&lt;=n1&amp;i&lt;=n2;i++)</text:p>
      <text:p text:style-name="P2"><text:s text:c="6"/>{</text:p>
      <text:p text:style-name="P2"><text:s text:c="10"/>if(n1%i==0&amp;&amp;n2%i==0)</text:p>
      <text:p text:style-name="P2"><text:s text:c="10"/>{</text:p>
      <text:p text:style-name="P2"><text:s text:c="14"/>gcd=i;</text:p>
      <text:p text:style-name="P2"><text:s text:c="14"/>lcm=(n1*n2)/gcd;</text:p>
      <text:p text:style-name="P2"><text:s text:c="10"/>}</text:p>
      <text:p text:style-name="P2"><text:s text:c="6"/>}</text:p>
      <text:p text:style-name="P2"><text:s text:c="6"/>System.out.println("gcd ="+gcd);</text:p>
      <text:p text:style-name="P2"><text:s text:c="6"/>System.out.println("lcm ="+lcm);</text:p>
      <text:p text:style-name="P2"><text:soft-page-break/><text:s text:c="2"/>}</text:p>
      <text:p text:style-name="P2">}</text:p>
      <text:p text:style-name="P2">7.Leap year</text:p>
      <text:p text:style-name="P2">public class Main</text:p>
      <text:p text:style-name="P2">{</text:p>
      <text:p text:style-name="P2"><text:tab/>public static void main(String[] args) {</text:p>
      <text:p text:style-name="P2"><text:tab/> <text:s text:c="3"/>int n;</text:p>
      <text:p text:style-name="P2"><text:tab/> <text:s text:c="3"/>n=2024;</text:p>
      <text:p text:style-name="P2"><text:tab/> <text:s text:c="3"/>if(n%400==0)</text:p>
      <text:p text:style-name="P2"><text:tab/> <text:s text:c="5"/>System.out.println("leap year");</text:p>
      <text:p text:style-name="P2"><text:tab/> <text:s text:c="3"/>else if(n%100==0)</text:p>
      <text:p text:style-name="P2"><text:tab/> <text:s text:c="10"/>System.out.println("not a leap year");</text:p>
      <text:p text:style-name="P2"><text:tab/> <text:s text:c="5"/>else if(n%4==0)</text:p>
      <text:p text:style-name="P2"><text:tab/> <text:s text:c="6"/><text:tab/> <text:s text:c="4"/>System.out.println("leap year");</text:p>
      <text:p text:style-name="P2"><text:tab/> <text:s text:c="6"/><text:tab/> <text:s text:c="4"/>else</text:p>
      <text:p text:style-name="P2"><text:tab/> <text:s text:c="6"/><text:tab/> <text:s text:c="8"/>System.out.println("not a leap year");</text:p>
      <text:p text:style-name="P2"><text:tab/>}</text:p>
      <text:p text:style-name="P2">}</text:p>
      <text:p text:style-name="P2">8.Matrix addition</text:p>
      <text:p text:style-name="P2">public class MatrixAddition {</text:p>
      <text:p text:style-name="P2"><text:s text:c="4"/>public static void main(String[] args) {</text:p>
      <text:p text:style-name="P2"><text:s text:c="8"/>int[][] mat1 = {{1, 2}, {5, 3}};</text:p>
      <text:p text:style-name="P2"><text:s text:c="8"/>int[][] mat2 = {{2, 3}, {4, 1}};</text:p>
      <text:p text:style-name="P2"><text:s text:c="8"/>int rows = mat1.length;</text:p>
      <text:p text:style-name="P2"><text:s text:c="8"/>int cols = mat1[0].length;</text:p>
      <text:p text:style-name="P2"><text:s text:c="8"/>int[][] sum = new int[rows][cols];</text:p>
      <text:p text:style-name="P2"/>
      <text:p text:style-name="P2"><text:s text:c="8"/>for (int i = 0; i &lt; rows; i++) {</text:p>
      <text:p text:style-name="P2"><text:s text:c="12"/>for (int j = 0; j &lt; cols; j++) {</text:p>
      <text:p text:style-name="P2"><text:s text:c="16"/>sum[i][j] = mat1[i][j] + mat2[i][j];</text:p>
      <text:p text:style-name="P2"><text:s text:c="12"/>}</text:p>
      <text:p text:style-name="P2"><text:s text:c="8"/>}</text:p>
      <text:p text:style-name="P2"/>
      <text:p text:style-name="P2"><text:s text:c="8"/>System.out.println("Mat Sum = ");</text:p>
      <text:p text:style-name="P2"><text:s text:c="8"/>for (int i = 0; i &lt; rows; i++) {</text:p>
      <text:p text:style-name="P2"><text:s text:c="12"/>for (int j = 0; j &lt; cols; j++) {</text:p>
      <text:p text:style-name="P2"><text:s text:c="16"/>System.out.print(sum[i][j] + " ");</text:p>
      <text:p text:style-name="P2"><text:s text:c="12"/>}</text:p>
      <text:p text:style-name="P2"><text:s text:c="12"/>System.out.println();</text:p>
      <text:p text:style-name="P2"><text:s text:c="8"/>}</text:p>
      <text:p text:style-name="P2"><text:s text:c="4"/>}</text:p>
      <text:p text:style-name="P2">}</text:p>
      <text:p text:style-name="P2">9.Matrix multiplication</text:p>
      <text:p text:style-name="P2">public class MatrixAddition {</text:p>
      <text:p text:style-name="P2"><text:s text:c="4"/>public static void main(String[] args) {</text:p>
      <text:p text:style-name="P2"><text:s text:c="8"/>int[][] mat1 = {{1, 2}, {5, 3}};</text:p>
      <text:p text:style-name="P2"><text:s text:c="8"/>int[][] mat2 = {{2, 3}, {4, 1}};</text:p>
      <text:p text:style-name="P2"><text:s text:c="8"/>int rows = mat1.length;</text:p>
      <text:p text:style-name="P2"><text:s text:c="8"/>int cols = mat1[0].length;</text:p>
      <text:p text:style-name="P2"><text:s text:c="8"/>int[][] sum = new int[rows][cols];</text:p>
      <text:p text:style-name="P2"/>
      <text:p text:style-name="P2"><text:s text:c="8"/>for (int i = 0; i &lt; rows; i++) {</text:p>
      <text:p text:style-name="P2"><text:soft-page-break/><text:s text:c="12"/>for (int j = 0; j &lt; cols; j++) {</text:p>
      <text:p text:style-name="P2"><text:s text:c="16"/>sum[i][j] = mat1[i][j] + mat2[i][j];</text:p>
      <text:p text:style-name="P2"><text:s text:c="12"/>}</text:p>
      <text:p text:style-name="P2"><text:s text:c="8"/>}</text:p>
      <text:p text:style-name="P2"/>
      <text:p text:style-name="P2"><text:s text:c="8"/>System.out.println("Mat Sum = ");</text:p>
      <text:p text:style-name="P2"><text:s text:c="8"/>for (int i = 0; i &lt; rows; i++) {</text:p>
      <text:p text:style-name="P2"><text:s text:c="12"/>for (int j = 0; j &lt; cols; j++) {</text:p>
      <text:p text:style-name="P2"><text:s text:c="16"/>System.out.print(sum[i][j] + " ");</text:p>
      <text:p text:style-name="P2"><text:s text:c="12"/>}</text:p>
      <text:p text:style-name="P2"><text:s text:c="12"/>System.out.println();</text:p>
      <text:p text:style-name="P2"><text:s text:c="8"/>}</text:p>
      <text:p text:style-name="P2"><text:s text:c="4"/>}</text:p>
      <text:p text:style-name="P2">}</text:p>
      <text:p text:style-name="P2">10.Mean,Median,Mode</text:p>
      <text:p text:style-name="P2">import java.util.Arrays;</text:p>
      <text:p text:style-name="P2">import java.util.HashMap;</text:p>
      <text:p text:style-name="P2">import java.util.Map;</text:p>
      <text:p text:style-name="P2"/>
      <text:p text:style-name="P2">public class ArrayStats {</text:p>
      <text:p text:style-name="P2"><text:s text:c="4"/>public static void main(String[] args) {</text:p>
      <text:p text:style-name="P2"><text:s text:c="8"/>int[] numbers = {16, 18, 27, 16, 23, 21, 19};</text:p>
      <text:p text:style-name="P2"><text:s text:c="8"/>double sum = 0;</text:p>
      <text:p text:style-name="P2"><text:s text:c="8"/>for (int num : numbers) {</text:p>
      <text:p text:style-name="P2"><text:s text:c="12"/>sum += num;</text:p>
      <text:p text:style-name="P2"><text:s text:c="8"/>}</text:p>
      <text:p text:style-name="P2"><text:s text:c="8"/>double mean = sum / numbers.length;</text:p>
      <text:p text:style-name="P2"><text:s text:c="8"/>System.out.println("Mean = " + mean);</text:p>
      <text:p text:style-name="P2"><text:s text:c="8"/>Arrays.sort(numbers);</text:p>
      <text:p text:style-name="P2"><text:s text:c="8"/>double median;</text:p>
      <text:p text:style-name="P2"><text:s text:c="8"/>if (numbers.length % 2 == 0) {</text:p>
      <text:p text:style-name="P2"><text:s text:c="12"/>median = (double) (numbers[numbers.length / 2] + numbers[numbers.length / 2 - 1]) / 2;</text:p>
      <text:p text:style-name="P2"><text:s text:c="8"/>} else {</text:p>
      <text:p text:style-name="P2"><text:s text:c="12"/>median = numbers[numbers.length / 2];</text:p>
      <text:p text:style-name="P2"><text:s text:c="8"/>}</text:p>
      <text:p text:style-name="P2"><text:s text:c="8"/>System.out.println("Median = " + median);</text:p>
      <text:p text:style-name="P2"><text:s text:c="8"/>Map&lt;Integer, Integer&gt; frequencyMap = new HashMap&lt;&gt;();</text:p>
      <text:p text:style-name="P2"><text:s text:c="8"/>for (int num : numbers) {</text:p>
      <text:p text:style-name="P2"><text:s text:c="12"/>frequencyMap.put(num, frequencyMap.getOrDefault(num, 0) + 1);</text:p>
      <text:p text:style-name="P2"><text:s text:c="8"/>}</text:p>
      <text:p text:style-name="P2"><text:s text:c="8"/>int mode = numbers[0];</text:p>
      <text:p text:style-name="P2"><text:s text:c="8"/>int maxFrequency = 0;</text:p>
      <text:p text:style-name="P2"><text:s text:c="8"/>for (Map.Entry&lt;Integer, Integer&gt; entry : frequencyMap.entrySet()) {</text:p>
      <text:p text:style-name="P2"><text:s text:c="12"/>if (entry.getValue() &gt; maxFrequency) {</text:p>
      <text:p text:style-name="P2"><text:s text:c="16"/>maxFrequency = entry.getValue();</text:p>
      <text:p text:style-name="P2"><text:s text:c="16"/>mode = entry.getKey();</text:p>
      <text:p text:style-name="P2"><text:s text:c="12"/>}</text:p>
      <text:p text:style-name="P2"><text:s text:c="8"/>}</text:p>
      <text:p text:style-name="P2"><text:s text:c="8"/>System.out.println("Mode = " + mode);</text:p>
      <text:p text:style-name="P2"><text:s text:c="4"/>}</text:p>
      <text:p text:style-name="P2">}</text:p>
      <text:p text:style-name="P2"/>
      <text:p text:style-name="P2"><text:soft-page-break/>11.Merge two arrays</text:p>
      <text:p text:style-name="P2"/>
      <text:p text:style-name="P2">import java.util.ArrayList;</text:p>
      <text:p text:style-name="P2">import java.util.Collections;</text:p>
      <text:p text:style-name="P2"/>
      <text:p text:style-name="P2">public class MergeSortedArrays {</text:p>
      <text:p text:style-name="P2"><text:s text:c="4"/>public static void main(String[] args) {</text:p>
      <text:p text:style-name="P2"><text:s text:c="8"/>int[] arr1 = {1, 3, 4, 5};</text:p>
      <text:p text:style-name="P2"><text:s text:c="8"/>int[] arr2 = {2, 4, 6, 8};</text:p>
      <text:p text:style-name="P2"/>
      <text:p text:style-name="P2"><text:s text:c="8"/>ArrayList&lt;Integer&gt; mergedList = new ArrayList&lt;&gt;();</text:p>
      <text:p text:style-name="P2"/>
      <text:p text:style-name="P2"><text:s text:c="8"/>for (int num : arr1) {</text:p>
      <text:p text:style-name="P2"><text:s text:c="12"/>mergedList.add(num);</text:p>
      <text:p text:style-name="P2"><text:s text:c="8"/>}</text:p>
      <text:p text:style-name="P2"/>
      <text:p text:style-name="P2"><text:s text:c="8"/>for (int num : arr2) {</text:p>
      <text:p text:style-name="P2"><text:s text:c="12"/>mergedList.add(num);</text:p>
      <text:p text:style-name="P2"><text:s text:c="8"/>}</text:p>
      <text:p text:style-name="P2"/>
      <text:p text:style-name="P2"><text:s text:c="8"/>Collections.sort(mergedList);</text:p>
      <text:p text:style-name="P2"/>
      <text:p text:style-name="P2"><text:s text:c="8"/>System.out.println("Merged Sorted Array: " + mergedList);</text:p>
      <text:p text:style-name="P2"><text:s text:c="4"/>}</text:p>
      <text:p text:style-name="P2">}</text:p>
      <text:p text:style-name="P2">12.Number of vowels</text:p>
      <text:p text:style-name="P2">public class main {</text:p>
      <text:p text:style-name="P2"><text:s text:c="4"/>public static void main(String[] args) {</text:p>
      <text:p text:style-name="P2"><text:s text:c="8"/>String statement = "Saveetha School of Engineering";</text:p>
      <text:p text:style-name="P2"><text:s text:c="8"/>int count = countVowels(statement);</text:p>
      <text:p text:style-name="P2"><text:s text:c="8"/>System.out.println("Number of vowels = " + count);</text:p>
      <text:p text:style-name="P2"><text:s text:c="4"/>}</text:p>
      <text:p text:style-name="P2"/>
      <text:p text:style-name="P2"><text:s text:c="4"/>public static int countVowels(String statement) {</text:p>
      <text:p text:style-name="P2"><text:s text:c="8"/>String vowels = "aeiouAEIOU";</text:p>
      <text:p text:style-name="P2"><text:s text:c="8"/>int count = 0;</text:p>
      <text:p text:style-name="P2"><text:s text:c="8"/>for (char c : statement.toCharArray()) {</text:p>
      <text:p text:style-name="P2"><text:s text:c="12"/>if (vowels.indexOf(c) != -1) {</text:p>
      <text:p text:style-name="P2"><text:s text:c="16"/>count++;</text:p>
      <text:p text:style-name="P2"><text:s text:c="12"/>}</text:p>
      <text:p text:style-name="P2"><text:s text:c="8"/>}</text:p>
      <text:p text:style-name="P2"><text:s text:c="8"/>return count;</text:p>
      <text:p text:style-name="P2"><text:s text:c="4"/>}</text:p>
      <text:p text:style-name="P2">}</text:p>
      <text:p text:style-name="P2">13.Perfect or not</text:p>
      <text:p text:style-name="P2">public class main</text:p>
      <text:p text:style-name="P2">{</text:p>
      <text:p text:style-name="P2"><text:s text:c="4"/>public static void main(String[] args) {</text:p>
      <text:p text:style-name="P2"><text:s text:c="8"/>int n=6,temp;</text:p>
      <text:p text:style-name="P2"><text:s text:c="8"/>temp=n;</text:p>
      <text:p text:style-name="P2"><text:s text:c="8"/>int sum=0;</text:p>
      <text:p text:style-name="P2"><text:s text:c="8"/>for(int i=1;i&lt;n;i++)</text:p>
      <text:p text:style-name="P2"><text:soft-page-break/><text:s text:c="8"/>{</text:p>
      <text:p text:style-name="P2"><text:s text:c="12"/>if(n%i==0)</text:p>
      <text:p text:style-name="P2"><text:s text:c="12"/>{</text:p>
      <text:p text:style-name="P2"><text:s text:c="16"/>sum=sum+i;</text:p>
      <text:p text:style-name="P2"><text:s text:c="12"/>}</text:p>
      <text:p text:style-name="P2"><text:s text:c="8"/>}</text:p>
      <text:p text:style-name="P2"><text:s text:c="12"/>if(sum==temp)</text:p>
      <text:p text:style-name="P2"><text:s text:c="12"/>{</text:p>
      <text:p text:style-name="P2"><text:s text:c="16"/>System.out.println("perfect");</text:p>
      <text:p text:style-name="P2"><text:s text:c="12"/>}</text:p>
      <text:p text:style-name="P2"><text:s text:c="12"/>else</text:p>
      <text:p text:style-name="P2"><text:s text:c="12"/>{</text:p>
      <text:p text:style-name="P2"><text:s text:c="16"/>System.out.println("not perfect");</text:p>
      <text:p text:style-name="P2"><text:s text:c="12"/>}</text:p>
      <text:p text:style-name="P2"><text:s text:c="4"/>}</text:p>
      <text:p text:style-name="P2">} </text:p>
      <text:p text:style-name="P2">14.Reverse word</text:p>
      <text:p text:style-name="P2">public class Main</text:p>
      <text:p text:style-name="P2">{</text:p>
      <text:p text:style-name="P2"><text:tab/>public static void main(String[] args) </text:p>
      <text:p text:style-name="P2"><text:tab/>{</text:p>
      <text:p text:style-name="P2"><text:tab/> <text:s text:c="3"/>String input = "TEMPLE";</text:p>
      <text:p text:style-name="P2"><text:s text:c="8"/>String reversed = "";</text:p>
      <text:p text:style-name="P2"><text:s text:c="8"/></text:p>
      <text:p text:style-name="P2"><text:s text:c="8"/>for (int i = input.length() - 1; i &gt;= 0; i--) {</text:p>
      <text:p text:style-name="P2"><text:s text:c="12"/>reversed += input.charAt(i);</text:p>
      <text:p text:style-name="P2"><text:s text:c="8"/>}</text:p>
      <text:p text:style-name="P2"><text:s text:c="8"/></text:p>
      <text:p text:style-name="P2"><text:s text:c="8"/>System.out.println("Reverse String: " + reversed);</text:p>
      <text:p text:style-name="P2"><text:tab/>}</text:p>
      <text:p text:style-name="P2">}</text:p>
      <text:p text:style-name="P2">15.Skipping numbers</text:p>
      <text:p text:style-name="P2">public class main</text:p>
      <text:p text:style-name="P2">{</text:p>
      <text:p text:style-name="P2"><text:s text:c="4"/>public static void main(String[] args) {</text:p>
      <text:p text:style-name="P2"><text:s text:c="8"/>int m =50,n=100,k=7;</text:p>
      <text:p text:style-name="P2"><text:s text:c="8"/>for(int i=m;i&lt;=n;i++)</text:p>
      <text:p text:style-name="P2"><text:s text:c="8"/>{</text:p>
      <text:p text:style-name="P2"><text:s text:c="12"/>System.out.println(i);</text:p>
      <text:p text:style-name="P2"><text:s text:c="12"/>i=i+k;</text:p>
      <text:p text:style-name="P2"><text:s text:c="8"/>}</text:p>
      <text:p text:style-name="P2"><text:s text:c="4"/>}</text:p>
      <text:p text:style-name="P2">}</text:p>
      <text:p text:style-name="P2">16.Special character count</text:p>
      <text:p text:style-name="P2">public class main</text:p>
      <text:p text:style-name="P2"><text:s/>{</text:p>
      <text:p text:style-name="P2"><text:s text:c="4"/>public static void main(String[] args)</text:p>
      <text:p text:style-name="P2"><text:s/>{</text:p>
      <text:p text:style-name="P2"><text:s text:c="8"/>String line = "Hello! How are you? 123 #$%";</text:p>
      <text:p text:style-name="P2"><text:s text:c="8"/>int specialCharCount = 0;</text:p>
      <text:p text:style-name="P2"/>
      <text:p text:style-name="P2"><text:s text:c="8"/>for (int i = 0; i &lt; line.length(); i++) {</text:p>
      <text:p text:style-name="P2"><text:soft-page-break/><text:s text:c="12"/>char ch = line.charAt(i);</text:p>
      <text:p text:style-name="P2"><text:s text:c="12"/>if (!Character.isLetterOrDigit(ch) &amp;&amp; !Character.isWhitespace(ch)) {</text:p>
      <text:p text:style-name="P2"><text:s text:c="16"/>System.out.println(ch);</text:p>
      <text:p text:style-name="P2"><text:s text:c="16"/>specialCharCount++;</text:p>
      <text:p text:style-name="P2"><text:s text:c="12"/>}</text:p>
      <text:p text:style-name="P2"><text:s text:c="8"/>}</text:p>
      <text:p text:style-name="P2">17.Squares and cubes</text:p>
      <text:p text:style-name="P2">public class main</text:p>
      <text:p text:style-name="P2">{</text:p>
      <text:p text:style-name="P2"><text:s text:c="4"/>public static void main(String[] args) {</text:p>
      <text:p text:style-name="P2"><text:s text:c="8"/>double n = 0.8;</text:p>
      <text:p text:style-name="P2"><text:s text:c="8"/>System.out.println("squares = "+n*n);</text:p>
      <text:p text:style-name="P2"><text:s text:c="8"/>System.out.println("cube = "+n*n*n);</text:p>
      <text:p text:style-name="P2"><text:s text:c="4"/>}</text:p>
      <text:p text:style-name="P2">}</text:p>
      <text:p text:style-name="P2">18.String to integer</text:p>
      <text:p text:style-name="P2">public class Main</text:p>
      <text:p text:style-name="P2">{</text:p>
      <text:p text:style-name="P2"><text:tab/>public static void main(String[] args) </text:p>
      <text:p text:style-name="P2"><text:tab/>{</text:p>
      <text:p text:style-name="P2"><text:tab/> <text:s text:c="3"/>String str = "1234";</text:p>
      <text:p text:style-name="P2"><text:tab/> <text:s text:c="3"/>int num =Integer.parseInt(str);</text:p>
      <text:p text:style-name="P2"><text:tab/> <text:s text:c="3"/></text:p>
      <text:p text:style-name="P2"><text:tab/><text:tab/>System.out.println("Output Integer:" + num);</text:p>
      <text:p text:style-name="P2"><text:tab/>}</text:p>
      <text:p text:style-name="P2">}</text:p>
      <text:p text:style-name="P2">19.Sum of digits</text:p>
      <text:p text:style-name="P2">public class main</text:p>
      <text:p text:style-name="P2">{</text:p>
      <text:p text:style-name="P2"><text:s text:c="2"/>public static void main(String[] args) {</text:p>
      <text:p text:style-name="P2"><text:s text:c="6"/>int n = 1234;</text:p>
      <text:p text:style-name="P2"><text:s text:c="6"/>int m,sum = 0;</text:p>
      <text:p text:style-name="P2"><text:s text:c="6"/>while(n&gt;0)</text:p>
      <text:p text:style-name="P2"><text:s text:c="6"/>{</text:p>
      <text:p text:style-name="P2"><text:s text:c="10"/>m = n%10;</text:p>
      <text:p text:style-name="P2"><text:s text:c="10"/>sum = sum+m;</text:p>
      <text:p text:style-name="P2"><text:s text:c="10"/>n = n/10;</text:p>
      <text:p text:style-name="P2"><text:s text:c="6"/>}</text:p>
      <text:p text:style-name="P2"><text:s text:c="6"/>System.out.println("sum = "+sum);</text:p>
      <text:p text:style-name="P2"><text:s text:c="2"/>}</text:p>
      <text:p text:style-name="P2"><text:s text:c="2"/>}</text:p>
      <text:p text:style-name="P2">20.Sum of even and odd</text:p>
      <text:p text:style-name="P2">public class main </text:p>
      <text:p text:style-name="P2">{</text:p>
      <text:p text:style-name="P2"><text:s text:c="4"/>public static void main(String[] args) {</text:p>
      <text:p text:style-name="P2"><text:s text:c="8"/>int n = 10;</text:p>
      <text:p text:style-name="P2"><text:s text:c="8"/>int evensum = 0;</text:p>
      <text:p text:style-name="P2"><text:s text:c="8"/>int oddsum =0;</text:p>
      <text:p text:style-name="P2"><text:s text:c="8"/>for(int i = 1;i&lt;=n;i++)</text:p>
      <text:p text:style-name="P2"><text:s text:c="8"/>{</text:p>
      <text:p text:style-name="P2"><text:s text:c="12"/>if(i%2==0)</text:p>
      <text:p text:style-name="P2"><text:s text:c="8"/>{</text:p>
      <text:p text:style-name="P2"><text:soft-page-break/><text:s text:c="8"/>evensum=evensum+i;</text:p>
      <text:p text:style-name="P2"><text:s text:c="4"/>}</text:p>
      <text:p text:style-name="P2"><text:s text:c="4"/>else</text:p>
      <text:p text:style-name="P2"><text:s text:c="4"/>{</text:p>
      <text:p text:style-name="P2"><text:s text:c="8"/>oddsum=oddsum+i;</text:p>
      <text:p text:style-name="P2"><text:s text:c="4"/>}</text:p>
      <text:p text:style-name="P2"><text:s text:c="4"/>}</text:p>
      <text:p text:style-name="P2"><text:s text:c="8"/>System.out.println("sum of even numbers "+evensum);</text:p>
      <text:p text:style-name="P2"><text:s text:c="8"/>System.out.println("sum of odd numbers "+oddsum);</text:p>
      <text:p text:style-name="P2"><text:s text:c="4"/>}</text:p>
      <text:p text:style-name="P2">}</text:p>
      <text:p text:style-name="P2">21.Sum of factors</text:p>
      <text:p text:style-name="P2">public class main</text:p>
      <text:p text:style-name="P2">{</text:p>
      <text:p text:style-name="P2"><text:s text:c="4"/>public static void main(String[] args) {</text:p>
      <text:p text:style-name="P2"><text:s text:c="8"/>int n = 100;</text:p>
      <text:p text:style-name="P2"><text:s text:c="8"/>int sum = 0;</text:p>
      <text:p text:style-name="P2"><text:s text:c="8"/>int count = 0;</text:p>
      <text:p text:style-name="P2"><text:s text:c="8"/>for(int i=1;i&lt;=n;i++)</text:p>
      <text:p text:style-name="P2"><text:s text:c="8"/>{</text:p>
      <text:p text:style-name="P2"><text:s text:c="12"/>if(n%i==0)</text:p>
      <text:p text:style-name="P2"><text:s text:c="12"/>{</text:p>
      <text:p text:style-name="P2"><text:s text:c="15"/>count+=1;</text:p>
      <text:p text:style-name="P2"><text:s text:c="12"/>}</text:p>
      <text:p text:style-name="P2"><text:s text:c="8"/>}</text:p>
      <text:p text:style-name="P2"><text:s text:c="8"/>System.out.println(count);</text:p>
      <text:p text:style-name="P2"><text:s text:c="4"/>}</text:p>
      <text:p text:style-name="P2">}</text:p>
      <text:p text:style-name="P2">22.Valid username or not</text:p>
      <text:p text:style-name="P2">import java.util.Scanner;</text:p>
      <text:p text:style-name="P2"/>
      <text:p text:style-name="P2">public class main</text:p>
      <text:p text:style-name="P2"><text:s/>{</text:p>
      <text:p text:style-name="P2"><text:s text:c="4"/>public static void main(String[] args) </text:p>
      <text:p text:style-name="P2">{</text:p>
      <text:p text:style-name="P2"><text:s text:c="8"/>Scanner scanner = new Scanner(System.in);</text:p>
      <text:p text:style-name="P2"/>
      <text:p text:style-name="P2"><text:s text:c="8"/>System.out.print("Enter your username: ");</text:p>
      <text:p text:style-name="P2"><text:s text:c="8"/>String userName = scanner.nextLine();</text:p>
      <text:p text:style-name="P2"/>
      <text:p text:style-name="P2"><text:s text:c="8"/>if (isValidUserName(userName)) {</text:p>
      <text:p text:style-name="P2"><text:s text:c="12"/>System.out.println("Valid username.");</text:p>
      <text:p text:style-name="P2"><text:s text:c="8"/>} else {</text:p>
      <text:p text:style-name="P2"><text:s text:c="12"/>System.out.println("Invalid username.");</text:p>
      <text:p text:style-name="P2"><text:s text:c="8"/>}</text:p>
      <text:p text:style-name="P2"/>
      <text:p text:style-name="P2"><text:s text:c="8"/>scanner.close();</text:p>
      <text:p text:style-name="P2"><text:s text:c="4"/>}</text:p>
      <text:p text:style-name="P2"/>
      <text:p text:style-name="P2"><text:s text:c="4"/>private static boolean isValidUserName(String userName) {</text:p>
      <text:p text:style-name="P2"><text:s text:c="8"/>return userName.matches("^[a-zA-Z0-9_-]{3,16}$");</text:p>
      <text:p text:style-name="P2"><text:s text:c="4"/>}</text:p>
      <text:p text:style-name="P2"><text:soft-page-break/>}</text:p>
      <text:p text:style-name="P2">23.Vowels and consonents</text:p>
      <text:p text:style-name="P2">public class Main {</text:p>
      <text:p text:style-name="P2"><text:s text:c="4"/>public static void main(String[] args) {</text:p>
      <text:p text:style-name="P2"><text:s text:c="8"/>String word = "Engineering";</text:p>
      <text:p text:style-name="P2"><text:s text:c="8"/>word = word.toLowerCase();</text:p>
      <text:p text:style-name="P2"><text:s text:c="8"/>String vowels = "", consonants = "";</text:p>
      <text:p text:style-name="P2"/>
      <text:p text:style-name="P2"><text:s text:c="8"/>for (int i = 0; i &lt; word.length(); i++) {</text:p>
      <text:p text:style-name="P2"><text:s text:c="12"/>char ch = word.charAt(i);</text:p>
      <text:p text:style-name="P2"><text:s text:c="12"/>if (ch == 'a' || ch == 'e' || ch == 'i' || ch == 'o' || ch == 'u') {</text:p>
      <text:p text:style-name="P2"><text:s text:c="16"/>vowels += ch + " ";</text:p>
      <text:p text:style-name="P2"><text:s text:c="12"/>} else if ((ch &gt;= 'a' &amp;&amp; ch &lt;= 'z')) {</text:p>
      <text:p text:style-name="P2"><text:s text:c="16"/>consonants += ch + " ";</text:p>
      <text:p text:style-name="P2"><text:s text:c="12"/>}</text:p>
      <text:p text:style-name="P2"><text:s text:c="8"/>}</text:p>
      <text:p text:style-name="P2"/>
      <text:p text:style-name="P2"><text:s text:c="8"/>System.out.println("Consonants: " + consonants);</text:p>
      <text:p text:style-name="P2"><text:s text:c="8"/>System.out.println("Vowels: " + vowels);</text:p>
      <text:p text:style-name="P2"><text:s text:c="4"/>}</text:p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8T14:06:10.767000000</meta:creation-date>
    <dc:date>2024-07-18T14:19:22.809000000</dc:date>
    <meta:editing-duration>PT1M1S</meta:editing-duration>
    <meta:editing-cycles>1</meta:editing-cycles>
    <meta:document-statistic meta:table-count="0" meta:image-count="0" meta:object-count="0" meta:page-count="9" meta:paragraph-count="405" meta:word-count="1303" meta:character-count="10441" meta:non-whitespace-character-count="6828"/>
    <meta:generator>Neat_Office/6.2.8.2$Windows_x86 LibreOffice_project/</meta:generator>
  </office:meta>
</office:document-meta>
</file>